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941in" style:rel-column-width="2795*"/>
    </style:style>
    <style:style style:name="Table1.B" style:family="table-column">
      <style:table-column-properties style:column-width="3.9306in" style:rel-column-width="5660*"/>
    </style:style>
    <style:style style:name="Table1.C" style:family="table-column">
      <style:table-column-properties style:column-width="0.8215in" style:rel-column-width="11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2" style:list-style-name=""/>
    <style:style style:name="P2" style:family="paragraph" style:parent-style-name="Heading_20_2">
      <style:paragraph-properties fo:break-before="page"/>
    </style:style>
    <style:style style:name="P3" style:family="paragraph" style:parent-style-name="Heading_20_3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4" style:family="paragraph" style:parent-style-name="Text_20_body">
      <style:text-properties officeooo:rsid="001252dc" officeooo:paragraph-rsid="001252dc"/>
    </style:style>
    <style:style style:name="P5" style:family="paragraph" style:parent-style-name="Text_20_body">
      <style:paragraph-properties fo:text-align="center" style:justify-single-word="false"/>
      <style:text-properties fo:font-style="normal" officeooo:rsid="00141f92" officeooo:paragraph-rsid="00141f92" style:font-style-asian="normal" style:font-style-complex="normal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019761e" officeooo:paragraph-rsid="0019761e" style:font-weight-asian="bold" style:font-weight-complex="bold"/>
    </style:style>
    <style:style style:name="P8" style:family="paragraph" style:parent-style-name="Text_20_body">
      <style:text-properties fo:font-weight="bold" officeooo:rsid="001452df" officeooo:paragraph-rsid="001452df" style:font-weight-asian="bold" style:font-weight-complex="bold"/>
    </style:style>
    <style:style style:name="P9" style:family="paragraph" style:parent-style-name="Text_20_body">
      <style:text-properties officeooo:rsid="001452df" officeooo:paragraph-rsid="001452df"/>
    </style:style>
    <style:style style:name="P10" style:family="paragraph" style:parent-style-name="Text_20_body">
      <style:paragraph-properties fo:text-align="center" style:justify-single-word="false"/>
      <style:text-properties officeooo:rsid="001452df" officeooo:paragraph-rsid="001452df"/>
    </style:style>
    <style:style style:name="P11" style:family="paragraph" style:parent-style-name="Text_20_body">
      <style:text-properties officeooo:rsid="00146344" officeooo:paragraph-rsid="00146344"/>
    </style:style>
    <style:style style:name="P12" style:family="paragraph" style:parent-style-name="Text_20_body">
      <style:text-properties officeooo:rsid="00161ac6" officeooo:paragraph-rsid="00161ac6"/>
    </style:style>
    <style:style style:name="P13" style:family="paragraph" style:parent-style-name="Text_20_body">
      <style:paragraph-properties fo:text-align="center" style:justify-single-word="false"/>
      <style:text-properties officeooo:rsid="00161ac6" officeooo:paragraph-rsid="00161ac6"/>
    </style:style>
    <style:style style:name="P14" style:family="paragraph" style:parent-style-name="Text_20_body">
      <style:text-properties fo:font-weight="normal" officeooo:rsid="001794ec" officeooo:paragraph-rsid="001794ec" style:font-weight-asian="normal" style:font-weight-complex="normal"/>
    </style:style>
    <style:style style:name="P15" style:family="paragraph" style:parent-style-name="Text_20_body">
      <style:text-properties fo:font-weight="normal" officeooo:rsid="001901de" officeooo:paragraph-rsid="001901de" style:font-weight-asian="normal" style:font-weight-complex="normal"/>
    </style:style>
    <style:style style:name="P16" style:family="paragraph" style:parent-style-name="Text_20_body">
      <style:text-properties fo:font-weight="normal" officeooo:rsid="00190425" officeooo:paragraph-rsid="00190425" style:font-weight-asian="normal" style:font-weight-complex="normal"/>
    </style:style>
    <style:style style:name="P17" style:family="paragraph" style:parent-style-name="Text_20_body">
      <style:text-properties fo:font-weight="normal" officeooo:rsid="0019761e" officeooo:paragraph-rsid="0019761e" style:font-weight-asian="normal" style:font-weight-complex="normal"/>
    </style:style>
    <style:style style:name="P18" style:family="paragraph" style:parent-style-name="Text_20_body">
      <style:text-properties officeooo:rsid="0019761e" officeooo:paragraph-rsid="0019761e"/>
    </style:style>
    <style:style style:name="P19" style:family="paragraph" style:parent-style-name="Text_20_body">
      <style:text-properties officeooo:rsid="001a06a0" officeooo:paragraph-rsid="001a06a0"/>
    </style:style>
    <style:style style:name="P20" style:family="paragraph" style:parent-style-name="Text_20_body">
      <style:paragraph-properties fo:text-align="center" style:justify-single-word="false"/>
      <style:text-properties officeooo:rsid="001a06a0" officeooo:paragraph-rsid="001a06a0"/>
    </style:style>
    <style:style style:name="P21" style:family="paragraph" style:parent-style-name="Text_20_body">
      <style:paragraph-properties fo:text-align="center" style:justify-single-word="false"/>
      <style:text-properties officeooo:rsid="001ad3b2" officeooo:paragraph-rsid="001ad3b2"/>
    </style:style>
    <style:style style:name="P22" style:family="paragraph" style:parent-style-name="Text_20_body">
      <style:text-properties officeooo:rsid="001ef9ea" officeooo:paragraph-rsid="001ef9ea"/>
    </style:style>
    <style:style style:name="P23" style:family="paragraph" style:parent-style-name="Text_20_body">
      <style:paragraph-properties fo:text-align="center" style:justify-single-word="false"/>
      <style:text-properties officeooo:rsid="001ef9ea" officeooo:paragraph-rsid="001ef9e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06a0" style:font-weight-asian="bold" style:font-weight-complex="bold"/>
    </style:style>
    <style:style style:name="T3" style:family="text">
      <style:text-properties fo:font-weight="bold" officeooo:rsid="001a0956" style:font-weight-asian="bold" style:font-weight-complex="bold"/>
    </style:style>
    <style:style style:name="T4" style:family="text">
      <style:text-properties style:text-position="sub 58%" fo:font-weight="bold" style:font-weight-asian="bold" style:font-weight-complex="bold"/>
    </style:style>
    <style:style style:name="T5" style:family="text">
      <style:text-properties style:text-position="0% 100%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officeooo:rsid="001ef9ea"/>
    </style:style>
    <style:style style:name="T8" style:family="text">
      <style:text-properties officeooo:rsid="00200071"/>
    </style:style>
    <style:style style:name="T9" style:family="text">
      <style:text-properties officeooo:rsid="00209e3c"/>
    </style:style>
    <style:style style:name="T10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/>
      <text:h text:style-name="P2" text:outline-level="2">Popis dostupne opreme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h text:style-name="P3" text:outline-level="3">Ime</text:h>
          </table:table-cell>
          <table:table-cell table:style-name="Table1.A1" office:value-type="string">
            <text:h text:style-name="P3" text:outline-level="3">Specifikacije</text:h>
          </table:table-cell>
          <table:table-cell table:style-name="Table1.C1" office:value-type="string">
            <text:h text:style-name="P3" text:outline-level="3">Količina</text:h>
          </table:table-cell>
        </table:table-row>
        <table:table-row>
          <table:table-cell table:style-name="Table1.A2" office:value-type="string">
            <text:p text:style-name="P6"><text:a xlink:type="simple" xlink:href="https://techmaze.romman.store/product/99187497" text:style-name="Internet_20_link" text:visited-style-name="Visited_20_Internet_20_Link">Max 471</text:a></text:p>
            <text:p text:style-name="P11">DC current sensor</text:p>
          </table:table-cell>
          <table:table-cell table:style-name="Table1.A2" office:value-type="string">
            <text:p text:style-name="Text_20_body">Voltage range:</text:p>
            <text:p text:style-name="Text_20_body">For MCU’s using 5V: <text:span text:style-name="T1">3 – 25 V</text:span></text:p>
            <text:p text:style-name="P4">For MCU’s using 3.3V: <text:span text:style-name="T1">3 – 16.5 V</text:span></text:p>
            <text:p text:style-name="P4">Current range: <text:span text:style-name="T1">0 – 3 A</text:span></text:p>
          </table:table-cell>
          <table:table-cell table:style-name="Table1.C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8"><text:a xlink:type="simple" xlink:href="https://www.ebay.co.uk/itm/134740651761" text:style-name="Internet_20_link" text:visited-style-name="Visited_20_Internet_20_Link">DC Voltage sensor</text:a></text:p>
          </table:table-cell>
          <table:table-cell table:style-name="Table1.A2" office:value-type="string">
            <text:p text:style-name="P9">Voltage range: <text:span text:style-name="T1">up to 25 V</text:span></text:p>
          </table:table-cell>
          <table:table-cell table:style-name="Table1.C2" office:value-type="string">
            <text:p text:style-name="P10">1</text:p>
          </table:table-cell>
        </table:table-row>
        <table:table-row>
          <table:table-cell table:style-name="Table1.A2" office:value-type="string">
            <text:p text:style-name="P6"><text:a xlink:type="simple" xlink:href="https://www.infineon.com/cms/en/product/power/mosfet/n-channel/irlz44n/" text:style-name="Internet_20_link" text:visited-style-name="Visited_20_Internet_20_Link">IRLZ44N</text:a></text:p>
            <text:p text:style-name="P12">MOSFET</text:p>
          </table:table-cell>
          <table:table-cell table:style-name="Table1.A2" office:value-type="string">
            <text:p text:style-name="P12">V<text:span text:style-name="T4">DSmax</text:span>(Drain – Source voltage): <text:span text:style-name="T1">55 V</text:span></text:p>
            <text:p text:style-name="P14">V<text:span text:style-name="T4">GSth</text:span> (Gate – Source treshold voltage): <text:span text:style-name="T1">5 – 10 V</text:span></text:p>
            <text:p text:style-name="P16">I<text:span text:style-name="T4">D</text:span><text:span text:style-name="T6"> </text:span><text:span text:style-name="T5">(max current): </text:span><text:span text:style-name="T6">47 A</text:span></text:p>
            <text:p text:style-name="P15">P<text:span text:style-name="T4">totmax</text:span> (max power): <text:span text:style-name="T1">83 W</text:span></text:p>
          </table:table-cell>
          <table:table-cell table:style-name="Table1.C2" office:value-type="string">
            <text:p text:style-name="P13">4</text:p>
          </table:table-cell>
        </table:table-row>
        <table:table-row>
          <table:table-cell table:style-name="Table1.A2" office:value-type="string">
            <text:p text:style-name="P7"><text:a xlink:type="simple" xlink:href="https://www.aliexpress.com/item/32871994040.html" text:style-name="Internet_20_link" text:visited-style-name="Visited_20_Internet_20_Link">CNC110X69-5</text:a></text:p>
            <text:p text:style-name="P18">PV panel</text:p>
          </table:table-cell>
          <table:table-cell table:style-name="Table1.A2" office:value-type="string">
            <text:p text:style-name="P18">V<text:span text:style-name="T4">max</text:span>: <text:span text:style-name="T1">5 V</text:span></text:p>
            <text:p text:style-name="P17">I<text:span text:style-name="T4">max</text:span>: <text:span text:style-name="T1">250 mA</text:span></text:p>
            <text:p text:style-name="P17">P<text:span text:style-name="T4">rated</text:span>: <text:span text:style-name="T1">1.2 W</text:span></text:p>
          </table:table-cell>
          <table:table-cell table:style-name="Table1.C2" office:value-type="string">
            <text:p text:style-name="P20">1</text:p>
          </table:table-cell>
        </table:table-row>
        <table:table-row>
          <table:table-cell table:style-name="Table1.A2" office:value-type="string">
            <text:p text:style-name="P19"><text:a xlink:type="simple" xlink:href="https://www.aliexpress.com/i/4000298633968.html" text:style-name="Internet_20_link" text:visited-style-name="Visited_20_Internet_20_Link"><text:span text:style-name="T1">CNC85X115-18</text:span></text:a></text:p>
            <text:p text:style-name="P19">PV panel</text:p>
          </table:table-cell>
          <table:table-cell table:style-name="Table1.A2" office:value-type="string">
            <text:p text:style-name="P18">V<text:span text:style-name="T4">max</text:span>:<text:span text:style-name="T1"> </text:span><text:span text:style-name="T2">12</text:span><text:span text:style-name="T1"> V</text:span></text:p>
            <text:p text:style-name="P17">I<text:span text:style-name="T4">max</text:span>:<text:span text:style-name="T1"> </text:span><text:span text:style-name="T2">125</text:span><text:span text:style-name="T1"> mA</text:span></text:p>
            <text:p text:style-name="P17">P<text:span text:style-name="T4">rated</text:span>: <text:span text:style-name="T1">1.</text:span><text:span text:style-name="T3">5</text:span><text:span text:style-name="T1"> W</text:span></text:p>
          </table:table-cell>
          <table:table-cell table:style-name="Table1.C2" office:value-type="string">
            <text:p text:style-name="P21">1</text:p>
          </table:table-cell>
        </table:table-row>
        <table:table-row>
          <table:table-cell table:style-name="Table1.A2" office:value-type="string">
            <text:p text:style-name="P6"><text:a xlink:type="simple" xlink:href="https://www.st.com/en/evaluation-tools/32f469idiscovery.html" text:style-name="Internet_20_link" text:visited-style-name="Visited_20_Internet_20_Link">32F469IDISCOVERY</text:a></text:p>
            <text:p text:style-name="P22">MCU</text:p>
          </table:table-cell>
          <table:table-cell table:style-name="Table1.A2" office:value-type="string">
            <text:p text:style-name="P22">Sadrži <text:span text:style-name="T9">LCD </text:span><text:span text:style-name="T8">ekran osjetljiv na dodir</text:span></text:p>
          </table:table-cell>
          <table:table-cell table:style-name="Table1.C2" office:value-type="string">
            <text:p text:style-name="P23">1</text:p>
          </table:table-cell>
        </table:table-row>
      </table:table>
      <text:h text:style-name="Heading_20_3" text:outline-level="3">- <text:span text:style-name="T7">popis ne navodi, ali imam I osnovne stvari kao što su breadboardi, otpornici, LED diode, vodiči (žice)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Ubuntu" fo:font-family="Ubuntu" style:font-pitch="variable" fo:font-size="12pt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Ubuntu" fo:font-family="Ubuntu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Ubuntu" fo:font-family="Ubuntu" style:font-pitch="variable" fo:font-size="12pt" fo:font-weight="normal" style:font-size-asian="10.5pt" style:font-weight-asian="normal" style:font-size-complex="12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7:36:08.060880274</meta:creation-date>
    <dc:date>2024-10-20T18:42:38.276059540</dc:date>
    <meta:editing-duration>PT56M11S</meta:editing-duration>
    <meta:editing-cycles>19</meta:editing-cycles>
    <meta:generator>LibreOffice/7.3.7.2$Linux_X86_64 LibreOffice_project/30$Build-2</meta:generator>
    <meta:document-statistic meta:table-count="1" meta:image-count="0" meta:object-count="0" meta:page-count="2" meta:paragraph-count="38" meta:word-count="122" meta:character-count="623" meta:non-whitespace-character-count="533"/>
  </office:meta>
</office:document-meta>
</file>